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55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0.342cm" fo:break-before="auto" style:use-optimal-row-height="false"/>
    </style:style>
    <style:style style:name="ro14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fo:font-weight="bold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0pt" fo:font-weight="normal" style:font-weight-asian="normal" style:font-weight-complex="normal"/>
    </style:style>
    <style:style style:name="ce17" style:family="table-cell" style:parent-style-name="Default" style:data-style-name="N11"/>
    <style:style style:name="ce18" style:family="table-cell" style:parent-style-name="Default">
      <style:text-properties fo:font-size="8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15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29.976cm" svg:y="1.682cm" draw:caption-point-x="-1.35cm" draw:caption-point-y="-1.672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0" office:value-type="string">
            <text:p>16x16</text:p>
          </table:table-cell>
          <table:table-cell table:style-name="ce10" office:value-type="string">
            <text:p>22x22</text:p>
          </table:table-cell>
          <table:table-cell table:style-name="ce10" office:value-type="string">
            <text:p>32x32</text:p>
          </table:table-cell>
          <table:table-cell table:style-name="ce10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6" table:number-columns-repeated="1007"/>
          <table:table-cell table:style-name="ce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9"/>
          <table:table-cell table:style-name="ce11" table:number-columns-repeated="4"/>
          <table:table-cell table:style-name="ce9"/>
          <table:table-cell table:style-name="ce9" table:formula="of:=[.O2]+[.P2]" office:value-type="float" office:value="180">
            <text:p>180</text:p>
          </table:table-cell>
          <table:table-cell table:style-name="ce9" table:formula="of:=COUNTBLANK([.I2:.L46])" office:value-type="float" office:value="158">
            <text:p>158</text:p>
          </table:table-cell>
          <table:table-cell table:style-name="ce9" table:formula="of:=COUNTA([.I2:.L46])" office:value-type="float" office:value="22">
            <text:p>22</text:p>
          </table:table-cell>
          <table:table-cell table:style-name="ce17" table:formula="of:=[.P2]/[.N2]" office:value-type="percentage" office:value="0.122222222222222">
            <text:p>12,22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2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4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8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/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 office:value-type="string">
            <text:p>split</text:p>
          </table:table-cell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/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/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8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8" office:value-type="string">
            <text:p>???? See Stephane !!!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8" office:value-type="string">
            <text:p>Represents any account of the asset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/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8" office:value-type="string">
            <text:p>Represents any account of the liability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 office:value-type="string">
            <text:p>view-credit-card-account</text:p>
          </table:table-cell>
          <table:table-cell table:style-name="ce8" office:value-type="string">
            <text:p>Specific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/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/>
          <table:table-cell table:style-name="ce8" office:value-type="string">
            <text:p>Category representing income </text:p>
          </table:table-cell>
          <table:table-cell table:style-name="ce8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/>
          <table:table-cell table:style-name="ce8" office:value-type="string">
            <text:p>Category representing expens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 office:value-type="string">
            <text:p>view-investment</text:p>
          </table:table-cell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/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8" office:value-type="string">
            <text:p>Hide transaction that have a reconciled statu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8" office:value-type="string">
            <text:p>Match the transactions in your account with the info from the organization holding your accou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8" office:value-type="string">
            <text:p>Conversion rates for securiti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8" office:value-type="string">
            <text:p>Manually enter a transaction from a schedule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/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/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 table:number-rows-repeated="89">
          <table:table-cell table:style-name="ce2" table:number-columns-repeated="8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2" table:number-rows-repeated="32571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9">09-05-2010</text:date>, <text:time>19:3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16</meta:editing-cycles>
    <dc:date>2010-05-09T19:31:39</dc:date>
    <meta:creation-date>2009-06-08T20:46:30</meta:creation-date>
    <meta:editing-duration>PT18H16M00S</meta:editing-duration>
    <meta:document-statistic meta:table-count="3" meta:cell-count="269" meta:object-count="0"/>
    <meta:user-defined meta:name="qrichtext">1</meta:user-defined>
  </office:meta>
</office:document-meta>
</file>